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cherche [h]</text:p>
          </table:table-cell>
          <table:table-cell office:value-type="string" calcext:value-type="string">
            <text:p>Dev [h]</text:p>
          </table:table-cell>
          <table:table-cell office:value-type="string" calcext:value-type="string">
            <text:p>Rapport [h]</text:p>
          </table:table-cell>
          <table:table-cell office:value-type="string" calcext:value-type="string">
            <text:p>Admin [h]</text:p>
          </table:table-cell>
        </table:table-row>
        <table:table-row table:style-name="ro1">
          <table:table-cell office:value-type="date" office:date-value="2022-03-02" calcext:value-type="date">
            <text:p>02.03.22</text:p>
          </table:table-cell>
          <table:table-cell office:value-type="string" calcext:value-type="string">
            <text:p>Organisation du repo Github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3-03" calcext:value-type="date">
            <text:p>03.03.22</text:p>
          </table:table-cell>
          <table:table-cell office:value-type="string" calcext:value-type="string">
            <text:p>Recherches générale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2">
          <table:table-cell office:value-type="date" office:date-value="2022-03-04" calcext:value-type="date">
            <text:p>04.03.22</text:p>
          </table:table-cell>
          <table:table-cell office:value-type="string" calcext:value-type="string">
            <text:p>Préparer le rapport latex</text:p>
            <text:p>Cahier des charge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3-10" calcext:value-type="date">
            <text:p>10.03.22</text:p>
          </table:table-cell>
          <table:table-cell office:value-type="string" calcext:value-type="string">
            <text:p>Cahier des charge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2</text:p>
          </table:table-cell>
          <table:table-cell table:number-columns-repeated="5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.00.0000</text:date>, <text:time style:data-style-name="N2" text:time-value="09:44:40.066103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6:37:01.273823970</meta:creation-date>
    <dc:date>2022-03-11T09:50:01.335139665</dc:date>
    <meta:editing-duration>PT12M36S</meta:editing-duration>
    <meta:editing-cycles>4</meta:editing-cycles>
    <meta:generator>LibreOffice/6.4.7.2$Linux_X86_64 LibreOffice_project/40$Build-2</meta:generator>
    <meta:document-statistic meta:table-count="1" meta:cell-count="20" meta:object-count="0"/>
  </office:meta>
</office:document-meta>
</file>